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fac" officeooo:paragraph-rsid="00195f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hp_ch4akifh1i4uePv3fMnNxFCQvYD5XA46RQ6q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23:18:54.874533194</meta:creation-date>
    <dc:date>2022-11-28T23:20:11.891853127</dc:date>
    <meta:editing-duration>PT1M17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